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adornments="Negrita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1pt" fo:language="en" fo:country="US" fo:font-weight="bold" officeooo:rsid="0013bba6" officeooo:paragraph-rsid="0004d023" style:font-size-asian="11pt" style:font-weight-asian="bold" style:font-size-complex="11pt" style:font-weight-complex="bold"/>
    </style:style>
    <style:style style:name="P2" style:family="paragraph" style:parent-style-name="Standard">
      <style:text-properties fo:font-size="11pt" fo:language="en" fo:country="US" officeooo:rsid="0013bba6" officeooo:paragraph-rsid="0004d023" style:font-size-asian="11pt" style:font-size-complex="11pt"/>
    </style:style>
    <style:style style:name="P3" style:family="paragraph" style:parent-style-name="Standard">
      <style:text-properties fo:font-size="11pt" fo:language="en" fo:country="US" officeooo:rsid="0013bba6" officeooo:paragraph-rsid="0004d043" style:font-size-asian="11pt" style:font-size-complex="11pt"/>
    </style:style>
    <style:style style:name="P4" style:family="paragraph" style:parent-style-name="Standard">
      <style:text-properties style:font-name="Courier New" fo:font-size="10pt" fo:language="en" fo:country="US" officeooo:rsid="0013bba6" officeooo:paragraph-rsid="0004d023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4d043" style:font-style-asian="italic" style:font-style-complex="italic"/>
    </style:style>
    <style:style style:name="T3" style:family="text">
      <style:text-properties officeooo:rsid="0004d043"/>
    </style:style>
    <style:style style:name="T4" style:family="text">
      <style:text-properties officeooo:rsid="0006b08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<text:span text:style-name="T3">Which of the following names </text:span><text:span text:style-name="T2">could</text:span><text:span text:style-name="T3"> correspond to the platypus </text:span><text:span text:style-name="T2">species</text:span><text:span text:style-name="T3">?</text:span></text:p>
      <text:p text:style-name="P1"/>
      <text:p text:style-name="P2">a. <text:span text:style-name="T1">Ornithorhynchus</text:span></text:p>
      <text:p text:style-name="P2">b. <text:span text:style-name="T1">Ornithorhynchus anatinus</text:span></text:p>
      <text:p text:style-name="P2">c. <text:span text:style-name="T1">Ornithorhynchus anatinus silvestris</text:span></text:p>
      <text:p text:style-name="P2"/>
      <text:p text:style-name="P1">2- <text:span text:style-name="T3">Sort the following taxonomical ranks from general to concrete</text:span>:</text:p>
      <text:p text:style-name="P1"/>
      <text:p text:style-name="P2">a. <text:span text:style-name="T3">genus</text:span>, <text:span text:style-name="T3">family</text:span>, <text:span text:style-name="T3">species</text:span></text:p>
      <text:p text:style-name="P2">b. <text:span text:style-name="T3">family</text:span>, <text:span text:style-name="T3">genus</text:span>, <text:span text:style-name="T3">species</text:span></text:p>
      <text:p text:style-name="P2">c. g<text:span text:style-name="T3">enus</text:span>, <text:span text:style-name="T3">species</text:span>, <text:span text:style-name="T3">family</text:span></text:p>
      <text:p text:style-name="P2"/>
      <text:p text:style-name="P1">3- <text:span text:style-name="T3">Given the ratios</text:span> 9:3:3:1 <text:span text:style-name="T3">in a cross between two F1 individuals we could infer that we have to characters that depend on</text:span>:</text:p>
      <text:p text:style-name="P1"/>
      <text:p text:style-name="P2">a. <text:span text:style-name="T3">Two linked genes with dominance in both</text:span></text:p>
      <text:p text:style-name="P2">b. <text:span text:style-name="T3">Two not linked genes with dominance in both</text:span></text:p>
      <text:p text:style-name="P2">c. <text:span text:style-name="T3">Two independent genes. One is dominant and the other has intermediate inheritance</text:span></text:p>
      <text:p text:style-name="P2"/>
      <text:p text:style-name="P1">4. <text:span text:style-name="T3">The reverse and complementary sequence of the sequence ACTG is</text:span>:</text:p>
      <text:p text:style-name="P1"/>
      <text:p text:style-name="P2">a. TGAC</text:p>
      <text:p text:style-name="P2">b. CAGT</text:p>
      <text:p text:style-name="P2">c. GTCA</text:p>
      <text:p text:style-name="P2">d. N<text:span text:style-name="T3">one of the previous ones</text:span></text:p>
      <text:p text:style-name="P2"/>
      <text:p text:style-name="P1">5. <text:span text:style-name="T3">The sequence of the double stranded DNA sequence ACGT is in fact the sequence</text:span>:</text:p>
      <text:p text:style-name="P1"/>
      <text:p text:style-name="P4">a. 5' ACGT 3'</text:p>
      <text:p text:style-name="P4"><text:s text:c="3"/>3' TGCA 5'</text:p>
      <text:p text:style-name="P4"/>
      <text:p text:style-name="P4">b. 3' ACGT 5'</text:p>
      <text:p text:style-name="P4"><text:s text:c="3"/>5' TGCA 3'</text:p>
      <text:p text:style-name="P4"/>
      <text:p text:style-name="P4">c. 5' ACGT 3'</text:p>
      <text:p text:style-name="P4"><text:s text:c="3"/>5' TGCA 3'</text:p>
      <text:p text:style-name="P4"/>
      <text:p text:style-name="P1"><text:span text:style-name="T4">6</text:span>- <text:span text:style-name="T3">Mark as True or False</text:span>:</text:p>
      <text:p text:style-name="P1"/>
      <text:p text:style-name="P2">a. <text:span text:style-name="T3">A genetic locus is always related to a coding region</text:span></text:p>
      <text:p text:style-name="P2"/>
      <text:p text:style-name="P2">b. <text:span text:style-name="T3">A gene can only have two alleles</text:span></text:p>
      <text:p text:style-name="P2"/>
      <text:p text:style-name="P2">c. <text:span text:style-name="T3">The enzymatic DNA synthesis always goes in the </text:span>5' <text:span text:style-name="T3">to</text:span> 3' <text:span text:style-name="T3">direction</text:span></text:p>
      <text:p text:style-name="P2"/>
      <text:p text:style-name="P2">d. <text:span text:style-name="T3">The genetic information never flows from protein to nucleic acid</text:span></text:p>
      <text:p text:style-name="P2"/>
      <text:p text:style-name="P2">e. <text:span text:style-name="T3">All the genes in a chromosome are always transcribed from the same chromosomic strand</text:span></text:p>
      <text:p text:style-name="P2"/>
      <text:p text:style-name="P2">f. <text:span text:style-name="T3">The sequence of the mature eucariotic messenger RNA is the translated part of the gene</text:span></text:p>
      <text:p text:style-name="P2"/>
      <text:p text:style-name="P2">g. <text:span text:style-name="T3">In the genome at the end of the eucariotic genes there is a stretch of several adenines known as poli-A</text:span></text:p>
      <text:p text:style-name="P2"/>
      <text:p text:style-name="P3">h. <text:span text:style-name="T3">In the genome at the end of the eucariotic genes there is a stretch of several adenines known as poli-T</text:span></text:p>
      <text:p text:style-name="P2"/>
      <text:p text:style-name="P2">i. <text:span text:style-name="T3">The genetic code is the nucleotide sequence that comprise the genom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adornments="Negrita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08:38:46.697270699</meta:creation-date>
    <dc:date>2016-09-06T14:36:48.696952660</dc:date>
    <meta:editing-duration>PT5H58M1S</meta:editing-duration>
    <meta:editing-cycles>4</meta:editing-cycles>
    <meta:generator>LibreOffice/5.1.4.2$Linux_X86_64 LibreOffice_project/10m0$Build-2</meta:generator>
    <meta:print-date>2016-09-06T08:54:43.694393990</meta:print-date>
    <meta:document-statistic meta:table-count="0" meta:image-count="0" meta:object-count="0" meta:page-count="1" meta:paragraph-count="34" meta:word-count="289" meta:character-count="1575" meta:non-whitespace-character-count="1311"/>
  </office:meta>
</office:document-meta>
</file>